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5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dale_light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light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_good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_good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light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light_a,itm_leather_boots,itm_rohan_shoes,itm_arrows,itm_regular_bow,itm_dale_sword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light_a,itm_leather_boots,itm_rohan_shoes,itm_arrows,itm_regular_bow,itm_dale_sword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Laketown_Bowman&quot;,&quot;Laketown_Bowmen&quot;,tfg_ranged| tfg_boots| tfg_armor| tfg_helm,0,0,fac_dale,[itm_dale_helmet_b, itm_dale_helmet_b_good, itm_dale_light_a_goo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light_a_goo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med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Laketown_Archer&quot;,&quot;Laketown_Archers&quot;,tfg_ranged| tfg_boots| tfg_armor| tfg_helm,0,0,fac_dale,[itm_dale_helmet_d,itm_dale_med_b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med_b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med_b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40)|wp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med_b_good,itm_leather_gloves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med_b_good,itm_leather_gloves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c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c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c,itm_leather_boots,itm_dale_sword,itm_dale_sword_broad,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c,itm_leather_boots,itm_dale_sword,itm_dale_sword_broa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med_b,itm_leather_boots,itm_dale_pike,],attr_tier_3,wp_tier_3,knows_athletics_1|knows_power_strike_1|knows_ironflesh_1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med_b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b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b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b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skullcap, itm_north_skullcap_good, itm_north_nasal_helm, 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skullcap, itm_north_skullcap_good, itm_north_nasal_helm, 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dale_helmet_c,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dale_helmet_c,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4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dale_helmet_c, itm_dale_helmet_c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dale_helmet_c, itm_dale_helmet_c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med_a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 itm_north_nasal_helm_good,itm_dale_med_a_good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 itm_north_nasal_helm_good,itm_dale_med_a_good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5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20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5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8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archery(110)|wp(100)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archery(135)| wp(110)</text:p>
          </table:table-cell>
          <table:table-cell table:style-name="ce27" office:value-type="string" calcext:value-type="string">
            <text:p>knows_riding_1|knows_athletics_6|knows_power_draw_5|knows_power_strike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 style:data-style-name="N2" text:time-value="18:24:15.5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18T19:40:25.881000000</dc:date>
    <meta:editing-duration>PT22H19M59S</meta:editing-duration>
    <meta:editing-cycles>102</meta:editing-cycles>
    <meta:document-statistic meta:table-count="2" meta:cell-count="6622" meta:object-count="0"/>
  </office:meta>
</office:document-meta>
</file>